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05cm" table:align="left"/>
    </style:style>
    <style:style style:name="Table1.A" style:family="table-column">
      <style:table-column-properties style:column-width="3.226cm"/>
    </style:style>
    <style:style style:name="Table1.B" style:family="table-column">
      <style:table-column-properties style:column-width="3.279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 style:family="table">
      <style:table-properties style:width="4.429cm" table:align="left"/>
    </style:style>
    <style:style style:name="Table2.A" style:family="table-column">
      <style:table-column-properties style:column-width="2.988cm"/>
    </style:style>
    <style:style style:name="Table2.B" style:family="table-column">
      <style:table-column-properties style:column-width="1.441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1">
      <style:paragraph-properties fo:text-align="start" style:justify-single-word="false"/>
      <style:text-properties style:font-name="JetBrains Mono" fo:font-size="11pt" style:font-size-asian="11pt" style:font-size-complex="11pt"/>
    </style:style>
    <style:style style:name="P2" style:family="paragraph" style:parent-style-name="Heading_20_2">
      <style:text-properties fo:font-size="11pt" style:font-size-asian="11pt" style:font-size-complex="11pt"/>
    </style:style>
    <style:style style:name="P3" style:family="paragraph" style:parent-style-name="Heading_20_2">
      <style:paragraph-properties fo:text-align="start" style:justify-single-word="false"/>
      <style:text-properties style:font-name="JetBrains Mono" fo:font-size="11pt" style:font-size-asian="11pt" style:font-size-complex="11pt"/>
    </style:style>
    <style:style style:name="P4" style:family="paragraph" style:parent-style-name="Heading_20_2">
      <style:paragraph-properties fo:text-align="start" style:justify-single-word="false"/>
      <style:text-properties style:font-name="JetBrains Mono" fo:font-size="11pt" officeooo:rsid="0018a687" officeooo:paragraph-rsid="0018a687" style:font-size-asian="11pt" style:font-size-complex="11pt"/>
    </style:style>
    <style:style style:name="P5" style:family="paragraph" style:parent-style-name="Heading_20_3">
      <style:text-properties fo:font-size="11pt" style:font-size-asian="11pt" style:font-size-complex="11pt"/>
    </style:style>
    <style:style style:name="P6" style:family="paragraph" style:parent-style-name="Heading_20_3">
      <style:paragraph-properties fo:text-align="start" style:justify-single-word="false"/>
      <style:text-properties style:font-name="JetBrains Mono" fo:font-size="11pt" style:font-size-asian="11pt" style:font-size-complex="11pt"/>
    </style:style>
    <style:style style:name="P7" style:family="paragraph" style:parent-style-name="Heading_20_3">
      <style:paragraph-properties fo:text-align="start" style:justify-single-word="false"/>
      <style:text-properties style:font-name="JetBrains Mono" fo:font-size="11pt" officeooo:rsid="0018a687" officeooo:paragraph-rsid="0018a687" style:font-size-asian="11pt" style:font-size-complex="11pt"/>
    </style:style>
    <style:style style:name="P8" style:family="paragraph" style:parent-style-name="Preformatted_20_Text">
      <style:text-properties fo:font-size="11pt" style:font-size-asian="11pt" style:font-size-complex="11pt"/>
    </style:style>
    <style:style style:name="P9" style:family="paragraph" style:parent-style-name="Preformatted_20_Text">
      <style:paragraph-properties fo:text-align="start" style:justify-single-word="false"/>
      <style:text-properties style:font-name="JetBrains Mono" fo:font-size="11pt" style:font-size-asian="11pt" style:font-size-complex="11pt"/>
    </style:style>
    <style:style style:name="P10" style:family="paragraph" style:parent-style-name="Preformatted_20_Text">
      <style:paragraph-properties fo:text-align="start" style:justify-single-word="false"/>
      <style:text-properties style:font-name="JetBrains Mono" fo:font-size="11pt" officeooo:rsid="0018a687" officeooo:paragraph-rsid="0018a687" style:font-size-asian="11pt" style:font-size-complex="11pt"/>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text-properties fo:font-size="11pt" style:font-size-asian="11pt" style:font-size-complex="11pt"/>
    </style:style>
    <style:style style:name="P13" style:family="paragraph" style:parent-style-name="Preformatted_20_Text">
      <style:paragraph-properties fo:margin-top="0cm" fo:margin-bottom="0.499cm" loext:contextual-spacing="false" fo:text-align="start" style:justify-single-word="false"/>
      <style:text-properties style:font-name="JetBrains Mono" fo:font-size="11pt" style:font-size-asian="11pt" style:font-size-complex="11pt"/>
    </style:style>
    <style:style style:name="P14" style:family="paragraph" style:parent-style-name="Table_20_Contents">
      <style:text-properties fo:font-size="11pt" style:font-size-asian="11pt" style:font-size-complex="11pt"/>
    </style:style>
    <style:style style:name="P15" style:family="paragraph" style:parent-style-name="Table_20_Contents">
      <style:paragraph-properties fo:margin-top="0cm" fo:margin-bottom="0.499cm" loext:contextual-spacing="false"/>
      <style:text-properties fo:font-size="11pt" fo:font-weight="bold" style:font-size-asian="11pt" style:font-size-complex="11pt"/>
    </style:style>
    <style:style style:name="P16" style:family="paragraph" style:parent-style-name="Table_20_Contents">
      <style:paragraph-properties fo:margin-top="0cm" fo:margin-bottom="0.499cm" loext:contextual-spacing="false"/>
      <style:text-properties fo:font-size="11pt" style:font-size-asian="11pt" style:font-size-complex="11pt"/>
    </style:style>
    <style:style style:name="P17" style:family="paragraph" style:parent-style-name="Table_20_Heading">
      <style:text-properties fo:font-size="11pt" style:font-size-asian="11pt" style:font-size-complex="11pt"/>
    </style:style>
    <style:style style:name="P18" style:family="paragraph" style:parent-style-name="Table_20_Heading">
      <style:paragraph-properties fo:text-align="center" style:justify-single-word="false"/>
      <style:text-properties fo:font-size="11pt" style:font-size-asian="11pt" style:font-size-complex="11pt"/>
    </style:style>
    <style:style style:name="P19" style:family="paragraph" style:parent-style-name="Text_20_body">
      <style:text-properties fo:font-size="11pt" style:font-size-asian="11pt" style:font-size-complex="11pt"/>
    </style:style>
    <style:style style:name="P20" style:family="paragraph" style:parent-style-name="Text_20_body">
      <style:paragraph-properties fo:text-align="start" style:justify-single-word="false"/>
      <style:text-properties style:font-name="JetBrains Mono" fo:font-size="11pt" style:font-size-asian="11pt" style:font-size-complex="11pt"/>
    </style:style>
    <style:style style:name="P21" style:family="paragraph" style:parent-style-name="Text_20_body">
      <style:paragraph-properties fo:text-align="start" style:justify-single-word="false"/>
      <style:text-properties style:font-name="JetBrains Mono" fo:font-size="11pt" officeooo:rsid="0018a687" officeooo:paragraph-rsid="0018a687" style:font-size-asian="11pt" style:font-size-complex="11pt"/>
    </style:style>
    <style:style style:name="P22" style:family="paragraph" style:parent-style-name="Text_20_body">
      <style:paragraph-properties fo:text-align="start" style:justify-single-word="false"/>
    </style:style>
    <style:style style:name="P23" style:family="paragraph" style:parent-style-name="Text_20_body" style:list-style-name="L1"/>
    <style:style style:name="T1" style:family="text">
      <style:text-properties fo:font-weight="bold"/>
    </style:style>
    <style:style style:name="T2" style:family="text">
      <style:text-properties fo:font-style="italic"/>
    </style:style>
    <style:style style:name="T3" style:family="text">
      <style:text-properties fo:font-size="11pt" style:font-size-asian="11pt" style:font-size-complex="11pt"/>
    </style:style>
    <style:style style:name="T4" style:family="text">
      <style:text-properties fo:font-size="11pt" fo:font-weight="bold" style:font-size-asian="11pt" style:font-size-complex="11pt"/>
    </style:style>
    <style:style style:name="T5" style:family="text">
      <style:text-properties style:font-name="JetBrains Mono"/>
    </style:style>
    <style:style style:name="T6" style:family="text">
      <style:text-properties style:font-name="JetBrains Mono" fo:font-size="11pt" style:font-size-asian="11pt" style:font-size-complex="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 - Images</text:h>
      <text:p text:style-name="P20">Images are very important to beautify as well as to depict many complex concepts in simple way on your web page. This tutorial will take you through simple steps to use images in your web pages.</text:p>
      <text:h text:style-name="Heading_20_2" text:outline-level="2">Insert Image</text:h>
      <text:p text:style-name="Text_20_body">You can insert any image in your web page by using <text:span text:style-name="T1">&lt;img&gt;</text:span> tag. Following is the simple syntax to use this tag.</text:p>
      <text:p text:style-name="P11">&lt;img src = "Image URL" ... attributes-list/&gt;</text:p>
      <text:p text:style-name="Text_20_body">The &lt;img&gt; tag is an empty tag, which means that, it can contain only list of attributes and it has no closing tag.</text:p>
      <text:h text:style-name="Heading_20_3" text:outline-level="3">Example</text:h>
      <text:p text:style-name="Text_20_body">To try following example, let's keep our HTML file test.htm and image file test.png in the same directory −</text:p>
      <text:p text:style-name="P9">&lt;!DOCTYPE html&gt;</text:p>
      <text:p text:style-name="Preformatted_20_Text">&lt;html&gt;</text:p>
      <text:p text:style-name="Preformatted_20_Text"/>
      <text:p text:style-name="Preformatted_20_Text"><text:s text:c="3"/>&lt;head&gt;</text:p>
      <text:p text:style-name="Preformatted_20_Text"><text:s text:c="6"/>&lt;title&gt;Using Image in Webpage&lt;/title&gt;</text:p>
      <text:p text:style-name="Preformatted_20_Text"><text:s text:c="3"/>&lt;/head&gt;</text:p>
      <text:p text:style-name="Preformatted_20_Text"><text:s text:c="8"/></text:p>
      <text:p text:style-name="Preformatted_20_Text"><text:s text:c="3"/>&lt;body&gt;</text:p>
      <text:p text:style-name="Preformatted_20_Text"><text:s text:c="6"/>&lt;p&gt;Simple Image Insert&lt;/p&gt;</text:p>
      <text:p text:style-name="Preformatted_20_Text"><text:s text:c="6"/>&lt;img src = "/html/images/test.png" alt = "Test Image" /&gt;</text:p>
      <text:p text:style-name="Preformatted_20_Text"><text:s text:c="3"/>&lt;/body&gt;</text:p>
      <text:p text:style-name="Preformatted_20_Text"><text:s text:c="8"/></text:p>
      <text:p text:style-name="P11">&lt;/html&gt;</text:p>
      <text:p text:style-name="P20">You can use PNG, JPEG or GIF image file based on your comfort but make sure you specify correct image file name in <text:span text:style-name="T1">src</text:span> attribute. Image name is always case sensitive.</text:p>
      <text:p text:style-name="Text_20_body">The <text:span text:style-name="T1">alt</text:span> attribute is a mandatory attribute which specifies an alternate text for an image, if the image cannot be displayed.</text:p>
      <text:h text:style-name="P3" text:outline-level="2">Set Image Location</text:h>
      <text:p text:style-name="Text_20_body">Usually we keep all the images in a separate directory. So let's keep HTML file test.htm in our home directory and create a subdirectory <text:span text:style-name="T1">images</text:span> inside the home directory where we will keep our image test.png.</text:p>
      <text:h text:style-name="Heading_20_3" text:outline-level="3">Example</text:h>
      <text:p text:style-name="Text_20_body">Assuming our image location is "image/test.png", try the following example −</text:p>
      <text:p text:style-name="P9">&lt;!DOCTYPE html&gt;</text:p>
      <text:p text:style-name="Preformatted_20_Text">&lt;html&gt;</text:p>
      <text:p text:style-name="Preformatted_20_Text"/>
      <text:p text:style-name="Preformatted_20_Text"><text:s text:c="3"/>&lt;head&gt;</text:p>
      <text:p text:style-name="Preformatted_20_Text"><text:s text:c="6"/>&lt;title&gt;Using Image in Webpage&lt;/title&gt;</text:p>
      <text:p text:style-name="Preformatted_20_Text"><text:s text:c="3"/>&lt;/head&gt;</text:p>
      <text:p text:style-name="Preformatted_20_Text"><text:s text:c="8"/></text:p>
      <text:p text:style-name="Preformatted_20_Text"><text:s text:c="3"/>&lt;body&gt;</text:p>
      <text:p text:style-name="Preformatted_20_Text"><text:soft-page-break/><text:s text:c="6"/>&lt;p&gt;Simple Image Insert&lt;/p&gt;</text:p>
      <text:p text:style-name="Preformatted_20_Text"><text:s text:c="6"/>&lt;img src = "/html/images/test.png" alt = "Test Image" /&gt;</text:p>
      <text:p text:style-name="Preformatted_20_Text"><text:s text:c="3"/>&lt;/body&gt;</text:p>
      <text:p text:style-name="Preformatted_20_Text"><text:s text:c="8"/></text:p>
      <text:p text:style-name="P11">&lt;/html&gt;</text:p>
      <text:h text:style-name="P3" text:outline-level="2">Set Image Width/Height</text:h>
      <text:p text:style-name="Text_20_body">You can set image width and height based on your requirement using <text:span text:style-name="T1">width</text:span> and <text:span text:style-name="T1">height</text:span> attributes. You can specify width and height of the image in terms of either pixels or percentage of its actual size.</text:p>
      <text:h text:style-name="Heading_20_3" text:outline-level="3">Example</text:h>
      <text:p text:style-name="P9">&lt;!DOCTYPE html&gt;</text:p>
      <text:p text:style-name="Preformatted_20_Text">&lt;html&gt;</text:p>
      <text:p text:style-name="Preformatted_20_Text"/>
      <text:p text:style-name="Preformatted_20_Text"><text:s text:c="3"/>&lt;head&gt;</text:p>
      <text:p text:style-name="Preformatted_20_Text"><text:s text:c="6"/>&lt;title&gt;Set Image Width and Height&lt;/title&gt;</text:p>
      <text:p text:style-name="Preformatted_20_Text"><text:s text:c="3"/>&lt;/head&gt;</text:p>
      <text:p text:style-name="Preformatted_20_Text"><text:s text:c="8"/></text:p>
      <text:p text:style-name="Preformatted_20_Text"><text:s text:c="3"/>&lt;body&gt;</text:p>
      <text:p text:style-name="Preformatted_20_Text"><text:s text:c="6"/>&lt;p&gt;Setting image width and height&lt;/p&gt;</text:p>
      <text:p text:style-name="Preformatted_20_Text"><text:s text:c="6"/>&lt;img src = "/html/images/test.png" alt = "Test Image" width = "150" height = "100"/&gt;</text:p>
      <text:p text:style-name="Preformatted_20_Text"><text:s text:c="3"/>&lt;/body&gt;</text:p>
      <text:p text:style-name="Preformatted_20_Text"><text:s text:c="8"/></text:p>
      <text:p text:style-name="P11">&lt;/html&gt;</text:p>
      <text:h text:style-name="P3" text:outline-level="2">Set Image Border</text:h>
      <text:p text:style-name="Text_20_body">By default, image will have a border around it, you can specify border thickness in terms of pixels using border attribute. A thickness of 0 means, no border around the picture.</text:p>
      <text:h text:style-name="Heading_20_3" text:outline-level="3">Example</text:h>
      <text:p text:style-name="P9">&lt;!DOCTYPE html&gt;</text:p>
      <text:p text:style-name="Preformatted_20_Text">&lt;html&gt;</text:p>
      <text:p text:style-name="Preformatted_20_Text"/>
      <text:p text:style-name="Preformatted_20_Text"><text:s text:c="3"/>&lt;head&gt;</text:p>
      <text:p text:style-name="Preformatted_20_Text"><text:s text:c="6"/>&lt;title&gt;Set Image Border&lt;/title&gt;</text:p>
      <text:p text:style-name="Preformatted_20_Text"><text:s text:c="3"/>&lt;/head&gt;</text:p>
      <text:p text:style-name="Preformatted_20_Text"><text:s text:c="8"/></text:p>
      <text:p text:style-name="Preformatted_20_Text"><text:s text:c="3"/>&lt;body&gt;</text:p>
      <text:p text:style-name="Preformatted_20_Text"><text:s text:c="6"/>&lt;p&gt;Setting image Border&lt;/p&gt;</text:p>
      <text:p text:style-name="Preformatted_20_Text"><text:s text:c="6"/>&lt;img src = "/html/images/test.png" alt = "Test Image" border = "3"/&gt;</text:p>
      <text:p text:style-name="Preformatted_20_Text"><text:s text:c="3"/>&lt;/body&gt;</text:p>
      <text:p text:style-name="Preformatted_20_Text"><text:s text:c="8"/></text:p>
      <text:p text:style-name="P11">&lt;/html&gt;</text:p>
      <text:h text:style-name="P3" text:outline-level="2">Set Image Alignment</text:h>
      <text:p text:style-name="Text_20_body">By default, image will align at the left side of the page, but you can use <text:span text:style-name="T1">align</text:span> attribute to set it in the center or right.</text:p>
      <text:h text:style-name="Heading_20_3" text:outline-level="3">Example</text:h>
      <text:p text:style-name="P9">&lt;!DOCTYPE html&gt;</text:p>
      <text:p text:style-name="Preformatted_20_Text">&lt;html&gt;</text:p>
      <text:p text:style-name="Preformatted_20_Text"><text:soft-page-break/></text:p>
      <text:p text:style-name="Preformatted_20_Text"><text:s text:c="3"/>&lt;head&gt;</text:p>
      <text:p text:style-name="Preformatted_20_Text"><text:s text:c="6"/>&lt;title&gt;Set Image Alignment&lt;/title&gt;</text:p>
      <text:p text:style-name="Preformatted_20_Text"><text:s text:c="3"/>&lt;/head&gt;</text:p>
      <text:p text:style-name="Preformatted_20_Text"><text:s text:c="8"/></text:p>
      <text:p text:style-name="Preformatted_20_Text"><text:s text:c="3"/>&lt;body&gt;</text:p>
      <text:p text:style-name="Preformatted_20_Text"><text:s text:c="6"/>&lt;p&gt;Setting image Alignment&lt;/p&gt;</text:p>
      <text:p text:style-name="Preformatted_20_Text"><text:s text:c="6"/>&lt;img src = "/html/images/test.png" alt = "Test Image" border = "3" align = "right"/&gt;</text:p>
      <text:p text:style-name="Preformatted_20_Text"><text:s text:c="3"/>&lt;/body&gt;</text:p>
      <text:p text:style-name="Preformatted_20_Text"><text:s text:c="8"/></text:p>
      <text:p text:style-name="P11">&lt;/html&gt;</text:p>
      <text:p text:style-name="P20">----------------------------------------------------------------------------------</text:p>
      <text:h text:style-name="P1" text:outline-level="1">HTML - Tables</text:h>
      <text:p text:style-name="P20">The HTML tables allow web authors to arrange data like text, images, links, other tables, etc. into rows and columns of cells.</text:p>
      <text:p text:style-name="Text_20_body">The HTML tables are created using the <text:span text:style-name="T1">&lt;table&gt;</text:span> tag in which the <text:span text:style-name="T1">&lt;tr&gt;</text:span> tag is used to create table rows and <text:span text:style-name="T1">&lt;td&gt;</text:span> tag is used to create data cells. The elements under &lt;td&gt; are regular and left aligned by default</text:p>
      <text:p text:style-name="P9">&lt;!DOCTYPE html&gt;</text:p>
      <text:p text:style-name="Preformatted_20_Text">&lt;html&gt;</text:p>
      <text:p text:style-name="Preformatted_20_Text"/>
      <text:p text:style-name="Preformatted_20_Text"><text:s text:c="3"/>&lt;head&gt;</text:p>
      <text:p text:style-name="Preformatted_20_Text"><text:s text:c="6"/>&lt;title&gt;HTML Tables&lt;/title&gt;</text:p>
      <text:p text:style-name="Preformatted_20_Text"><text:s text:c="3"/>&lt;/head&gt;</text:p>
      <text:p text:style-name="Preformatted_20_Text"><text:s text:c="8"/></text:p>
      <text:p text:style-name="Preformatted_20_Text"><text:s text:c="3"/>&lt;body&gt;</text:p>
      <text:p text:style-name="Preformatted_20_Text"><text:s text:c="6"/>&lt;table border = "1"&gt;</text:p>
      <text:p text:style-name="Preformatted_20_Text"><text:s text:c="9"/>&lt;tr&gt;</text:p>
      <text:p text:style-name="Preformatted_20_Text"><text:s text:c="12"/>&lt;td&gt;Row 1, Column 1&lt;/td&gt;</text:p>
      <text:p text:style-name="Preformatted_20_Text"><text:s text:c="12"/>&lt;td&gt;Row 1, Column 2&lt;/td&gt;</text:p>
      <text:p text:style-name="Preformatted_20_Text"><text:s text:c="9"/>&lt;/tr&gt;</text:p>
      <text:p text:style-name="Preformatted_20_Text"><text:s text:c="9"/></text:p>
      <text:p text:style-name="Preformatted_20_Text"><text:s text:c="9"/>&lt;tr&gt;</text:p>
      <text:p text:style-name="Preformatted_20_Text"><text:s text:c="12"/>&lt;td&gt;Row 2, Column 1&lt;/td&gt;</text:p>
      <text:p text:style-name="Preformatted_20_Text"><text:s text:c="12"/>&lt;td&gt;Row 2, Column 2&lt;/td&gt;</text:p>
      <text:p text:style-name="Preformatted_20_Text"><text:s text:c="9"/>&lt;/tr&gt;</text:p>
      <text:p text:style-name="Preformatted_20_Text"><text:s text:c="6"/>&lt;/table&gt;</text:p>
      <text:p text:style-name="Preformatted_20_Text"><text:s text:c="6"/></text:p>
      <text:p text:style-name="Preformatted_20_Text"><text:s text:c="3"/>&lt;/body&gt;</text:p>
      <text:p text:style-name="P11">&lt;/html&gt;</text:p>
      <text:p text:style-name="P21">Output:</text:p>
      <table:table table:name="Table1" table:style-name="Table1">
        <table:table-column table:style-name="Table1.A"/>
        <table:table-column table:style-name="Table1.B"/>
        <table:table-row table:style-name="TableLine94070529214976">
          <table:table-cell table:style-name="Table1.A1" office:value-type="string">
            <text:p text:style-name="Table_20_Contents">Row 1, Column 1</text:p>
          </table:table-cell>
          <table:table-cell table:style-name="Table1.B1" office:value-type="string">
            <text:p text:style-name="Table_20_Contents">Row 1, Column 2</text:p>
          </table:table-cell>
        </table:table-row>
        <table:table-row table:style-name="TableLine94070529214976">
          <table:table-cell table:style-name="Table1.A2" office:value-type="string">
            <text:p text:style-name="Table_20_Contents">Row 2, Column 1</text:p>
          </table:table-cell>
          <table:table-cell table:style-name="Table1.B2" office:value-type="string">
            <text:p text:style-name="Table_20_Contents">Row 2, Column 2</text:p>
          </table:table-cell>
        </table:table-row>
      </table:table>
      <text:p text:style-name="P21"/>
      <text:h text:style-name="P4" text:outline-level="2">Table Heading</text:h>
      <text:p text:style-name="Text_20_body">Table heading can be defined using <text:span text:style-name="T1">&lt;th&gt;</text:span> tag. This tag will be put to replace &lt;td&gt; tag, which is used to represent actual data cell. Normally you will put your top row as table heading as shown below, otherwise you can use &lt;th&gt; element in any row. Headings, which are defined in &lt;th&gt; tag are centered and bold by default.</text:p>
      <text:h text:style-name="Heading_20_3" text:outline-level="3"><text:soft-page-break/>Example</text:h>
      <text:p text:style-name="P10">&lt;!DOCTYPE html&gt;</text:p>
      <text:p text:style-name="Preformatted_20_Text">&lt;html&gt;</text:p>
      <text:p text:style-name="Preformatted_20_Text"/>
      <text:p text:style-name="Preformatted_20_Text"><text:s text:c="3"/>&lt;head&gt;</text:p>
      <text:p text:style-name="Preformatted_20_Text"><text:s text:c="6"/>&lt;title&gt;HTML Table Header&lt;/title&gt;</text:p>
      <text:p text:style-name="Preformatted_20_Text"><text:s text:c="3"/>&lt;/head&gt;</text:p>
      <text:p text:style-name="Preformatted_20_Text"><text:s text:c="8"/></text:p>
      <text:p text:style-name="Preformatted_20_Text"><text:s text:c="3"/>&lt;body&gt;</text:p>
      <text:p text:style-name="Preformatted_20_Text"><text:s text:c="6"/>&lt;table border = "1"&gt;</text:p>
      <text:p text:style-name="Preformatted_20_Text"><text:s text:c="9"/>&lt;tr&gt;</text:p>
      <text:p text:style-name="Preformatted_20_Text"><text:s text:c="12"/>&lt;th&gt;Name&lt;/th&gt;</text:p>
      <text:p text:style-name="Preformatted_20_Text"><text:s text:c="12"/>&lt;th&gt;Salary&lt;/th&gt;</text:p>
      <text:p text:style-name="Preformatted_20_Text"><text:s text:c="9"/>&lt;/tr&gt;</text:p>
      <text:p text:style-name="Preformatted_20_Text"><text:s text:c="9"/>&lt;tr&gt;</text:p>
      <text:p text:style-name="Preformatted_20_Text"><text:s text:c="12"/>&lt;td&gt;Ramesh Raman&lt;/td&gt;</text:p>
      <text:p text:style-name="Preformatted_20_Text"><text:s text:c="12"/>&lt;td&gt;5000&lt;/td&gt;</text:p>
      <text:p text:style-name="Preformatted_20_Text"><text:s text:c="9"/>&lt;/tr&gt;</text:p>
      <text:p text:style-name="Preformatted_20_Text"><text:s text:c="9"/></text:p>
      <text:p text:style-name="Preformatted_20_Text"><text:s text:c="9"/>&lt;tr&gt;</text:p>
      <text:p text:style-name="Preformatted_20_Text"><text:s text:c="12"/>&lt;td&gt;Shabbir Hussein&lt;/td&gt;</text:p>
      <text:p text:style-name="Preformatted_20_Text"><text:s text:c="12"/>&lt;td&gt;7000&lt;/td&gt;</text:p>
      <text:p text:style-name="Preformatted_20_Text"><text:s text:c="9"/>&lt;/tr&gt;</text:p>
      <text:p text:style-name="Preformatted_20_Text"><text:s text:c="6"/>&lt;/table&gt;</text:p>
      <text:p text:style-name="Preformatted_20_Text"><text:s text:c="3"/>&lt;/body&gt;</text:p>
      <text:p text:style-name="Preformatted_20_Text"><text:s text:c="3"/></text:p>
      <text:p text:style-name="P11">&lt;/html&gt;</text:p>
      <text:p text:style-name="P21">Output:</text:p>
      <text:p text:style-name="P21"/>
      <table:table table:name="Table2" table:style-name="Table2">
        <table:table-column table:style-name="Table2.A"/>
        <table:table-column table:style-name="Table2.B"/>
        <table:table-row table:style-name="TableLine94070537133728">
          <table:table-cell table:style-name="Table2.A1" office:value-type="string">
            <text:p text:style-name="Table_20_Heading">Name</text:p>
          </table:table-cell>
          <table:table-cell table:style-name="Table2.B1" office:value-type="string">
            <text:p text:style-name="Table_20_Heading">Salary</text:p>
          </table:table-cell>
        </table:table-row>
        <table:table-row table:style-name="TableLine94070537133728">
          <table:table-cell table:style-name="Table2.A2" office:value-type="string">
            <text:p text:style-name="Table_20_Contents">Ramesh Raman</text:p>
          </table:table-cell>
          <table:table-cell table:style-name="Table2.B2" office:value-type="string">
            <text:p text:style-name="Table_20_Contents">5000</text:p>
          </table:table-cell>
        </table:table-row>
        <table:table-row table:style-name="TableLine94070537133728">
          <table:table-cell table:style-name="Table2.A3" office:value-type="string">
            <text:p text:style-name="Table_20_Contents">Shabbir Hussein</text:p>
          </table:table-cell>
          <table:table-cell table:style-name="Table2.B3" office:value-type="string">
            <text:p text:style-name="Table_20_Contents">7000</text:p>
          </table:table-cell>
        </table:table-row>
      </table:table>
      <text:p text:style-name="P21"/>
      <text:h text:style-name="P4" text:outline-level="2">Cellpadding and Cellspacing Attributes</text:h>
      <text:p text:style-name="Text_20_body">There are two attributes called <text:span text:style-name="T2">cellpadding</text:span> and <text:span text:style-name="T2">cellspacing</text:span> which you will use to adjust the white space in your table cells. The cellspacing attribute defines space between table cells, while cellpadding represents the distance between cell borders and the content within a cell.</text:p>
      <text:h text:style-name="Heading_20_3" text:outline-level="3">Example</text:h>
      <text:p text:style-name="P10">&lt;!DOCTYPE html&gt;</text:p>
      <text:p text:style-name="Preformatted_20_Text">&lt;html&gt;</text:p>
      <text:p text:style-name="Preformatted_20_Text"/>
      <text:p text:style-name="Preformatted_20_Text"><text:s text:c="3"/>&lt;head&gt;</text:p>
      <text:p text:style-name="Preformatted_20_Text"><text:s text:c="6"/>&lt;title&gt;HTML Table Cellpadding&lt;/title&gt;</text:p>
      <text:p text:style-name="Preformatted_20_Text"><text:s text:c="3"/>&lt;/head&gt;</text:p>
      <text:p text:style-name="Preformatted_20_Text"><text:s text:c="8"/></text:p>
      <text:p text:style-name="Preformatted_20_Text"><text:s text:c="3"/>&lt;body&gt;</text:p>
      <text:p text:style-name="Preformatted_20_Text"><text:s text:c="6"/>&lt;table border = "1" cellpadding = "5" cellspacing = "5"&gt;</text:p>
      <text:p text:style-name="Preformatted_20_Text"><text:s text:c="9"/>&lt;tr&gt;</text:p>
      <text:p text:style-name="Preformatted_20_Text"><text:s text:c="12"/>&lt;th&gt;Name&lt;/th&gt;</text:p>
      <text:p text:style-name="Preformatted_20_Text"><text:s text:c="12"/>&lt;th&gt;Salary&lt;/th&gt;</text:p>
      <text:p text:style-name="Preformatted_20_Text"><text:s text:c="9"/>&lt;/tr&gt;</text:p>
      <text:p text:style-name="Preformatted_20_Text"><text:soft-page-break/><text:s text:c="9"/>&lt;tr&gt;</text:p>
      <text:p text:style-name="Preformatted_20_Text"><text:s text:c="12"/>&lt;td&gt;Ramesh Raman&lt;/td&gt;</text:p>
      <text:p text:style-name="Preformatted_20_Text"><text:s text:c="12"/>&lt;td&gt;5000&lt;/td&gt;</text:p>
      <text:p text:style-name="Preformatted_20_Text"><text:s text:c="9"/>&lt;/tr&gt;</text:p>
      <text:p text:style-name="Preformatted_20_Text"><text:s text:c="9"/>&lt;tr&gt;</text:p>
      <text:p text:style-name="Preformatted_20_Text"><text:s text:c="12"/>&lt;td&gt;Shabbir Hussein&lt;/td&gt;</text:p>
      <text:p text:style-name="Preformatted_20_Text"><text:s text:c="12"/>&lt;td&gt;7000&lt;/td&gt;</text:p>
      <text:p text:style-name="Preformatted_20_Text"><text:s text:c="9"/>&lt;/tr&gt;</text:p>
      <text:p text:style-name="Preformatted_20_Text"><text:s text:c="6"/>&lt;/table&gt;</text:p>
      <text:p text:style-name="Preformatted_20_Text"><text:s text:c="3"/>&lt;/body&gt;</text:p>
      <text:p text:style-name="Preformatted_20_Text"><text:s text:c="8"/></text:p>
      <text:p text:style-name="P11">&lt;/html&gt;</text:p>
      <text:h text:style-name="P4" text:outline-level="2">Colspan and Rowspan Attributes</text:h>
      <text:p text:style-name="Text_20_body">You will use <text:span text:style-name="T1">colspan</text:span> attribute if you want to merge two or more columns into a single column. Similar way you will use <text:span text:style-name="T1">rowspan</text:span> if you want to merge two or more rows.</text:p>
      <text:h text:style-name="Heading_20_3" text:outline-level="3">Example</text:h>
      <text:p text:style-name="P10">!DOCTYPE html&gt;</text:p>
      <text:p text:style-name="Preformatted_20_Text">&lt;html&gt;</text:p>
      <text:p text:style-name="Preformatted_20_Text"/>
      <text:p text:style-name="Preformatted_20_Text"><text:s text:c="3"/>&lt;head&gt;</text:p>
      <text:p text:style-name="Preformatted_20_Text"><text:s text:c="6"/>&lt;title&gt;HTML Table Colspan/Rowspan&lt;/title&gt;</text:p>
      <text:p text:style-name="Preformatted_20_Text"><text:s text:c="3"/>&lt;/head&gt;</text:p>
      <text:p text:style-name="Preformatted_20_Text"><text:s text:c="8"/></text:p>
      <text:p text:style-name="Preformatted_20_Text"><text:s text:c="3"/>&lt;body&gt;</text:p>
      <text:p text:style-name="Preformatted_20_Text"><text:s text:c="6"/>&lt;table border = "1"&gt;</text:p>
      <text:p text:style-name="Preformatted_20_Text"><text:s text:c="9"/>&lt;tr&gt;</text:p>
      <text:p text:style-name="Preformatted_20_Text"><text:s text:c="12"/>&lt;th&gt;Column 1&lt;/th&gt;</text:p>
      <text:p text:style-name="Preformatted_20_Text"><text:s text:c="12"/>&lt;th&gt;Column 2&lt;/th&gt;</text:p>
      <text:p text:style-name="Preformatted_20_Text"><text:s text:c="12"/>&lt;th&gt;Column 3&lt;/th&gt;</text:p>
      <text:p text:style-name="Preformatted_20_Text"><text:s text:c="9"/>&lt;/tr&gt;</text:p>
      <text:p text:style-name="Preformatted_20_Text"><text:s text:c="9"/>&lt;tr&gt;</text:p>
      <text:p text:style-name="Preformatted_20_Text"><text:s text:c="12"/>&lt;td rowspan = "2"&gt;Row 1 Cell 1&lt;/td&gt;</text:p>
      <text:p text:style-name="Preformatted_20_Text"><text:s text:c="12"/>&lt;td&gt;Row 1 Cell 2&lt;/td&gt;</text:p>
      <text:p text:style-name="Preformatted_20_Text"><text:s text:c="12"/>&lt;td&gt;Row 1 Cell 3&lt;/td&gt;</text:p>
      <text:p text:style-name="Preformatted_20_Text"><text:s text:c="9"/>&lt;/tr&gt;</text:p>
      <text:p text:style-name="Preformatted_20_Text"><text:s text:c="9"/>&lt;tr&gt;</text:p>
      <text:p text:style-name="Preformatted_20_Text"><text:s text:c="12"/>&lt;td&gt;Row 2 Cell 2&lt;/td&gt;</text:p>
      <text:p text:style-name="Preformatted_20_Text"><text:s text:c="12"/>&lt;td&gt;Row 2 Cell 3&lt;/td&gt;</text:p>
      <text:p text:style-name="Preformatted_20_Text"><text:s text:c="9"/>&lt;/tr&gt;</text:p>
      <text:p text:style-name="Preformatted_20_Text"><text:s text:c="9"/>&lt;tr&gt;</text:p>
      <text:p text:style-name="Preformatted_20_Text"><text:s text:c="12"/>&lt;td colspan = "3"&gt;Row 3 Cell 1&lt;/td&gt;</text:p>
      <text:p text:style-name="Preformatted_20_Text"><text:s text:c="9"/>&lt;/tr&gt;</text:p>
      <text:p text:style-name="Preformatted_20_Text"><text:s text:c="6"/>&lt;/table&gt;</text:p>
      <text:p text:style-name="Preformatted_20_Text"><text:s text:c="3"/>&lt;/body&gt;</text:p>
      <text:p text:style-name="Preformatted_20_Text"><text:s text:c="8"/></text:p>
      <text:p text:style-name="P11">&lt;/html&gt;</text:p>
      <text:h text:style-name="P4" text:outline-level="2">Table Height and Width</text:h>
      <text:p text:style-name="Text_20_body">You can set a table width and height using <text:span text:style-name="T1">width</text:span> and <text:span text:style-name="T1">height</text:span> attributes. You can specify table width or height in terms of pixels or in terms of percentage of available screen area.</text:p>
      <text:h text:style-name="Heading_20_3" text:outline-level="3">Example</text:h>
      <text:p text:style-name="P10">&lt;!DOCTYPE html&gt;</text:p>
      <text:p text:style-name="Preformatted_20_Text"><text:soft-page-break/>&lt;html&gt;</text:p>
      <text:p text:style-name="Preformatted_20_Text"/>
      <text:p text:style-name="Preformatted_20_Text"><text:s text:c="3"/>&lt;head&gt;</text:p>
      <text:p text:style-name="Preformatted_20_Text"><text:s text:c="6"/>&lt;title&gt;HTML Table Width/Height&lt;/title&gt;</text:p>
      <text:p text:style-name="Preformatted_20_Text"><text:s text:c="3"/>&lt;/head&gt;</text:p>
      <text:p text:style-name="Preformatted_20_Text"><text:s text:c="8"/></text:p>
      <text:p text:style-name="Preformatted_20_Text"><text:s text:c="3"/>&lt;body&gt;</text:p>
      <text:p text:style-name="Preformatted_20_Text"><text:s text:c="6"/>&lt;table border = "1" width = "400" height = "150"&gt;</text:p>
      <text:p text:style-name="Preformatted_20_Text"><text:s text:c="9"/>&lt;tr&gt;</text:p>
      <text:p text:style-name="Preformatted_20_Text"><text:s text:c="12"/>&lt;td&gt;Row 1, Column 1&lt;/td&gt;</text:p>
      <text:p text:style-name="Preformatted_20_Text"><text:s text:c="12"/>&lt;td&gt;Row 1, Column 2&lt;/td&gt;</text:p>
      <text:p text:style-name="Preformatted_20_Text"><text:s text:c="9"/>&lt;/tr&gt;</text:p>
      <text:p text:style-name="Preformatted_20_Text"><text:s text:c="9"/></text:p>
      <text:p text:style-name="Preformatted_20_Text"><text:s text:c="9"/>&lt;tr&gt;</text:p>
      <text:p text:style-name="Preformatted_20_Text"><text:s text:c="12"/>&lt;td&gt;Row 2, Column 1&lt;/td&gt;</text:p>
      <text:p text:style-name="Preformatted_20_Text"><text:s text:c="12"/>&lt;td&gt;Row 2, Column 2&lt;/td&gt;</text:p>
      <text:p text:style-name="Preformatted_20_Text"><text:s text:c="9"/>&lt;/tr&gt;</text:p>
      <text:p text:style-name="Preformatted_20_Text"><text:s text:c="6"/>&lt;/table&gt;</text:p>
      <text:p text:style-name="Preformatted_20_Text"><text:s text:c="3"/>&lt;/body&gt;</text:p>
      <text:p text:style-name="Preformatted_20_Text"><text:s text:c="8"/></text:p>
      <text:p text:style-name="P11">&lt;/html&gt;</text:p>
      <text:h text:style-name="P4" text:outline-level="2">Table Caption</text:h>
      <text:p text:style-name="Text_20_body">The <text:span text:style-name="T1">caption</text:span> tag will serve as a title or explanation for the table and it shows up at the top of the table. This tag is deprecated in newer version of HTML/XHTML.</text:p>
      <text:h text:style-name="P7" text:outline-level="3">Example</text:h>
      <text:p text:style-name="P10">&lt;!DOCTYPE html&gt;</text:p>
      <text:p text:style-name="Preformatted_20_Text">&lt;html&gt;</text:p>
      <text:p text:style-name="Preformatted_20_Text"/>
      <text:p text:style-name="Preformatted_20_Text"><text:s text:c="3"/>&lt;head&gt;</text:p>
      <text:p text:style-name="Preformatted_20_Text"><text:s text:c="6"/>&lt;title&gt;HTML Table Caption&lt;/title&gt;</text:p>
      <text:p text:style-name="Preformatted_20_Text"><text:s text:c="3"/>&lt;/head&gt;</text:p>
      <text:p text:style-name="Preformatted_20_Text"><text:s text:c="8"/></text:p>
      <text:p text:style-name="Preformatted_20_Text"><text:s text:c="3"/>&lt;body&gt;</text:p>
      <text:p text:style-name="Preformatted_20_Text"><text:s text:c="6"/>&lt;table border = "1" width = "100%"&gt;</text:p>
      <text:p text:style-name="Preformatted_20_Text"><text:s text:c="9"/>&lt;caption&gt;This is the caption&lt;/caption&gt;</text:p>
      <text:p text:style-name="Preformatted_20_Text"><text:s text:c="9"/></text:p>
      <text:p text:style-name="Preformatted_20_Text"><text:s text:c="9"/>&lt;tr&gt;</text:p>
      <text:p text:style-name="Preformatted_20_Text"><text:s text:c="12"/>&lt;td&gt;row 1, column 1&lt;/td&gt;&lt;td&gt;row 1, columnn 2&lt;/td&gt;</text:p>
      <text:p text:style-name="Preformatted_20_Text"><text:s text:c="9"/>&lt;/tr&gt;</text:p>
      <text:p text:style-name="Preformatted_20_Text"><text:s text:c="9"/></text:p>
      <text:p text:style-name="Preformatted_20_Text"><text:s text:c="9"/>&lt;tr&gt;</text:p>
      <text:p text:style-name="Preformatted_20_Text"><text:s text:c="12"/>&lt;td&gt;row 2, column 1&lt;/td&gt;&lt;td&gt;row 2, columnn 2&lt;/td&gt;</text:p>
      <text:p text:style-name="Preformatted_20_Text"><text:s text:c="9"/>&lt;/tr&gt;</text:p>
      <text:p text:style-name="Preformatted_20_Text"><text:s text:c="6"/>&lt;/table&gt;</text:p>
      <text:p text:style-name="Preformatted_20_Text"><text:s text:c="3"/>&lt;/body&gt;</text:p>
      <text:p text:style-name="Preformatted_20_Text"><text:s text:c="8"/></text:p>
      <text:p text:style-name="P11">&lt;/html&gt;</text:p>
      <text:h text:style-name="P4" text:outline-level="2">Table Header, Body, and Footer</text:h>
      <text:p text:style-name="Text_20_body">Tables can be divided into three portions − a header, a body, and a foot. The head and foot are rather similar to headers and footers in a word-processed document that remain the same for every page, while the body is the main content holder of the table.</text:p>
      <text:p text:style-name="Text_20_body">The three elements for separating the head, body, and foot of a table are −</text:p>
      <text:list xml:id="list131586329" text:style-name="L1">
        <text:list-item>
          <text:p text:style-name="P23"><text:soft-page-break/><text:span text:style-name="T1">&lt;thead&gt;</text:span> − to create a separate table header.</text:p>
        </text:list-item>
        <text:list-item>
          <text:p text:style-name="P23"><text:span text:style-name="T1">&lt;tbody&gt;</text:span> − to indicate the main body of the table.</text:p>
        </text:list-item>
        <text:list-item>
          <text:p text:style-name="P23"><text:span text:style-name="T1">&lt;tfoot&gt;</text:span> − to create a separate table footer.</text:p>
        </text:list-item>
      </text:list>
      <text:p text:style-name="Text_20_body">A table may contain several &lt;tbody&gt; elements to indicate <text:span text:style-name="T2">different pages</text:span> or groups of data. But it is notable that &lt;thead&gt; and &lt;tfoot&gt; tags should appear before &lt;tbody&gt;</text:p>
      <text:h text:style-name="Heading_20_3" text:outline-level="3">Example</text:h>
      <text:p text:style-name="P10">&lt;!DOCTYPE html&gt;</text:p>
      <text:p text:style-name="Preformatted_20_Text">&lt;html&gt;</text:p>
      <text:p text:style-name="Preformatted_20_Text"/>
      <text:p text:style-name="Preformatted_20_Text"><text:s text:c="3"/>&lt;head&gt;</text:p>
      <text:p text:style-name="Preformatted_20_Text"><text:s text:c="6"/>&lt;title&gt;HTML Table&lt;/title&gt;</text:p>
      <text:p text:style-name="Preformatted_20_Text"><text:s text:c="3"/>&lt;/head&gt;</text:p>
      <text:p text:style-name="Preformatted_20_Text"><text:s text:c="8"/></text:p>
      <text:p text:style-name="Preformatted_20_Text"><text:s text:c="3"/>&lt;body&gt;</text:p>
      <text:p text:style-name="Preformatted_20_Text"><text:s text:c="6"/>&lt;table border = "1" width = "100%"&gt;</text:p>
      <text:p text:style-name="Preformatted_20_Text"><text:s text:c="9"/>&lt;thead&gt;</text:p>
      <text:p text:style-name="Preformatted_20_Text"><text:s text:c="12"/>&lt;tr&gt;</text:p>
      <text:p text:style-name="Preformatted_20_Text"><text:s text:c="15"/>&lt;td colspan = "4"&gt;This is the head of the table&lt;/td&gt;</text:p>
      <text:p text:style-name="Preformatted_20_Text"><text:s text:c="12"/>&lt;/tr&gt;</text:p>
      <text:p text:style-name="Preformatted_20_Text"><text:s text:c="9"/>&lt;/thead&gt;</text:p>
      <text:p text:style-name="Preformatted_20_Text"><text:s text:c="9"/></text:p>
      <text:p text:style-name="Preformatted_20_Text"><text:s text:c="9"/>&lt;tfoot&gt;</text:p>
      <text:p text:style-name="Preformatted_20_Text"><text:s text:c="12"/>&lt;tr&gt;</text:p>
      <text:p text:style-name="Preformatted_20_Text"><text:s text:c="15"/>&lt;td colspan = "4"&gt;This is the foot of the table&lt;/td&gt;</text:p>
      <text:p text:style-name="Preformatted_20_Text"><text:s text:c="12"/>&lt;/tr&gt;</text:p>
      <text:p text:style-name="Preformatted_20_Text"><text:s text:c="9"/>&lt;/tfoot&gt;</text:p>
      <text:p text:style-name="Preformatted_20_Text"><text:s text:c="9"/></text:p>
      <text:p text:style-name="Preformatted_20_Text"><text:s text:c="9"/>&lt;tbody&gt;</text:p>
      <text:p text:style-name="Preformatted_20_Text"><text:s text:c="12"/>&lt;tr&gt;</text:p>
      <text:p text:style-name="Preformatted_20_Text"><text:s text:c="15"/>&lt;td&gt;Cell 1&lt;/td&gt;</text:p>
      <text:p text:style-name="Preformatted_20_Text"><text:s text:c="15"/>&lt;td&gt;Cell 2&lt;/td&gt;</text:p>
      <text:p text:style-name="Preformatted_20_Text"><text:s text:c="15"/>&lt;td&gt;Cell 3&lt;/td&gt;</text:p>
      <text:p text:style-name="Preformatted_20_Text"><text:s text:c="15"/>&lt;td&gt;Cell 4&lt;/td&gt;</text:p>
      <text:p text:style-name="Preformatted_20_Text"><text:s text:c="12"/>&lt;/tr&gt;</text:p>
      <text:p text:style-name="Preformatted_20_Text"><text:s text:c="9"/>&lt;/tbody&gt;</text:p>
      <text:p text:style-name="Preformatted_20_Text"><text:s text:c="9"/></text:p>
      <text:p text:style-name="Preformatted_20_Text"><text:s text:c="6"/>&lt;/table&gt;</text:p>
      <text:p text:style-name="Preformatted_20_Text"><text:s text:c="3"/>&lt;/body&gt;</text:p>
      <text:p text:style-name="Preformatted_20_Text"><text:s text:c="8"/></text:p>
      <text:p text:style-name="P11">&lt;/html&gt;</text:p>
      <text:h text:style-name="P4" text:outline-level="2">Nested Tables</text:h>
      <text:p text:style-name="Text_20_body">You can use one table inside another table. Not only tables you can use almost all the tags inside table data tag &lt;td&gt;.</text:p>
      <text:h text:style-name="Heading_20_3" text:outline-level="3"><text:soft-page-break/></text:h>
      <text:h text:style-name="Heading_20_3" text:outline-level="3"/>
      <text:h text:style-name="Heading_20_3" text:outline-level="3"/>
      <text:h text:style-name="Heading_20_3" text:outline-level="3">Example</text:h>
      <text:p text:style-name="Text_20_body">Following is the example of using another table and other tags inside a table cell.</text:p>
      <text:p text:style-name="P10">&lt;!DOCTYPE html&gt;</text:p>
      <text:p text:style-name="Preformatted_20_Text">&lt;html&gt;</text:p>
      <text:p text:style-name="Preformatted_20_Text"/>
      <text:p text:style-name="Preformatted_20_Text"><text:s text:c="3"/>&lt;head&gt;</text:p>
      <text:p text:style-name="Preformatted_20_Text"><text:s text:c="6"/>&lt;title&gt;HTML Table&lt;/title&gt;</text:p>
      <text:p text:style-name="Preformatted_20_Text"><text:s text:c="3"/>&lt;/head&gt;</text:p>
      <text:p text:style-name="Preformatted_20_Text"><text:s text:c="8"/></text:p>
      <text:p text:style-name="Preformatted_20_Text"><text:s text:c="3"/>&lt;body&gt;</text:p>
      <text:p text:style-name="Preformatted_20_Text"><text:s text:c="6"/>&lt;table border = "1" width = "100%"&gt;</text:p>
      <text:p text:style-name="Preformatted_20_Text"><text:s text:c="9"/></text:p>
      <text:p text:style-name="Preformatted_20_Text"><text:s text:c="9"/>&lt;tr&gt;</text:p>
      <text:p text:style-name="Preformatted_20_Text"><text:s text:c="12"/>&lt;td&gt;</text:p>
      <text:p text:style-name="Preformatted_20_Text"><text:s text:c="15"/>&lt;table border = "1" width = "100%"&gt;</text:p>
      <text:p text:style-name="Preformatted_20_Text"><text:s text:c="18"/>&lt;tr&gt;</text:p>
      <text:p text:style-name="Preformatted_20_Text"><text:s text:c="21"/>&lt;th&gt;Name&lt;/th&gt;</text:p>
      <text:p text:style-name="Preformatted_20_Text"><text:s text:c="21"/>&lt;th&gt;Salary&lt;/th&gt;</text:p>
      <text:p text:style-name="Preformatted_20_Text"><text:s text:c="18"/>&lt;/tr&gt;</text:p>
      <text:p text:style-name="Preformatted_20_Text"><text:s text:c="18"/>&lt;tr&gt;</text:p>
      <text:p text:style-name="Preformatted_20_Text"><text:s text:c="21"/>&lt;td&gt;Ramesh Raman&lt;/td&gt;</text:p>
      <text:p text:style-name="Preformatted_20_Text"><text:s text:c="21"/>&lt;td&gt;5000&lt;/td&gt;</text:p>
      <text:p text:style-name="Preformatted_20_Text"><text:s text:c="18"/>&lt;/tr&gt;</text:p>
      <text:p text:style-name="Preformatted_20_Text"><text:s text:c="18"/>&lt;tr&gt;</text:p>
      <text:p text:style-name="Preformatted_20_Text"><text:s text:c="21"/>&lt;td&gt;Shabbir Hussein&lt;/td&gt;</text:p>
      <text:p text:style-name="Preformatted_20_Text"><text:s text:c="21"/>&lt;td&gt;7000&lt;/td&gt;</text:p>
      <text:p text:style-name="Preformatted_20_Text"><text:s text:c="18"/>&lt;/tr&gt;</text:p>
      <text:p text:style-name="Preformatted_20_Text"><text:s text:c="15"/>&lt;/table&gt;</text:p>
      <text:p text:style-name="Preformatted_20_Text"><text:s text:c="12"/>&lt;/td&gt;</text:p>
      <text:p text:style-name="Preformatted_20_Text"><text:s text:c="9"/>&lt;/tr&gt;</text:p>
      <text:p text:style-name="Preformatted_20_Text"><text:s text:c="9"/></text:p>
      <text:p text:style-name="Preformatted_20_Text"><text:s text:c="6"/>&lt;/table&gt;</text:p>
      <text:p text:style-name="Preformatted_20_Text"><text:s text:c="3"/>&lt;/body&gt;</text:p>
      <text:p text:style-name="Preformatted_20_Text"><text:s text:c="8"/></text:p>
      <text:p text:style-name="P11">&lt;/html&gt;</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93cm" fo:margin-right="0.5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2T18:15:13.172771716</meta:creation-date>
    <dc:date>2024-01-22T18:24:54.290451556</dc:date>
    <meta:editing-duration>PT9M41S</meta:editing-duration>
    <meta:editing-cycles>3</meta:editing-cycles>
    <meta:generator>LibreOffice/6.4.7.2$Linux_X86_64 LibreOffice_project/40$Build-2</meta:generator>
    <meta:document-statistic meta:table-count="2" meta:image-count="0" meta:object-count="0" meta:page-count="8" meta:paragraph-count="332" meta:word-count="1281" meta:character-count="9617" meta:non-whitespace-character-count="6763"/>
  </office:meta>
</office:document-meta>
</file>